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000000" style:font-name="Google Sans Text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12%" fo:text-align="center" style:justify-single-word="false" fo:text-indent="0cm" style:auto-text-indent="false"/>
      <style:text-properties fo:color="#000000" style:font-name="Google Sans Text1" fo:font-size="12pt" fo:font-weight="normal" style:font-size-asian="12pt" style:font-weight-asian="normal" style:font-name-complex="Arial1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padding="0cm" fo:border="none"/>
      <style:text-properties fo:color="#000000" style:font-name="Google Sans Text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page"/>
      <style:text-properties fo:color="#000000" style:font-name="Google Sans Text1" fo:font-size="12pt" fo:font-weight="normal" style:font-size-asian="12pt" style:font-weight-asian="normal" style:font-size-complex="12pt" style:font-weight-complex="normal"/>
    </style:style>
    <style:style style:name="P5" style:family="paragraph" style:parent-style-name="Heading_20_1">
      <style:paragraph-properties fo:margin-top="0cm" fo:margin-bottom="0.212cm" fo:line-height="114%" fo:text-align="center" style:justify-single-word="false"/>
      <style:text-properties style:font-name="Google Sans Text1" fo:font-weight="normal" style:font-weight-asian="normal" style:font-weight-complex="normal"/>
    </style:style>
    <style:style style:name="T1" style:family="text">
      <style:text-properties fo:font-size="24pt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Blut &amp; Ehre</text:span></text:h>
      <text:p text:style-name="P1">Moral, <text:s/>Grenzensetzung </text:p>
      <text:p text:style-name="P1">Einstellung zu sich und Wertschätzung ...</text:p>
      <text:p text:style-name="P1">Kombiniert in einer Person so unersetzlich <text:s/></text:p>
      <text:p text:style-name="P1">Du nimmst es lässig </text:p>
      <text:p text:style-name="P1">Lässt dich... </text:p>
      <text:p text:style-name="P1">nicht stressen von lästigen Menschen die ständig bull-shit von sich geben eben nichts vom Leben <text:s/>verstehen Und..</text:p>
      <text:p text:style-name="P1">Gegen dich.. einen Mann..</text:p>
      <text:p text:style-name="P1">antreten der jeden gottverdammten Tag aufsteht mit dem Bestreben </text:p>
      <text:p text:style-name="P1">Zu Machen und nicht davon zu <text:s/>reden </text:p>
      <text:p text:style-name="P1">Was alles nicht geht </text:p>
      <text:p text:style-name="P2"/>
      <text:p text:style-name="P1">Stehst...hoch über ihnen</text:p>
      <text:p text:style-name="P1">keine überredungskunst von nöten Meinungen über Meinungen </text:p>
      <text:p text:style-name="P1">scheidende Geister.. </text:p>
      <text:p text:style-name="P1">kindische Spiele Dieses</text:p>
      <text:p text:style-name="P1">Hätte wenn und aber </text:p>
      <text:p text:style-name="P1">Für dich ist das alles nur dummes palaber</text:p>
      <text:p text:style-name="P1">Mein wertvollster Besitz..</text:p>
      <text:p text:style-name="P1">Dein Blut...in meiner Schlagader </text:p>
      <text:p text:style-name="P2"/>
      <text:p text:style-name="P1">Musst rein garnichts Mehr beweisen </text:p>
      <text:p text:style-name="P1">In guten und schlechten Zeiten</text:p>
      <text:p text:style-name="P1">Hast du immer zu guten Freunden </text:p>
      <text:p text:style-name="P1">Und deiner Familie gehalten</text:p>
      <text:p text:style-name="P1">Hast sie verteidigt </text:p>
      <text:p text:style-name="P1">Seitlich..</text:p>
      <text:p text:style-name="P2"/>
      <text:p text:style-name="P1">Dein Schild aus Eisen </text:p>
      <text:p text:style-name="P1">Schützend vor uns und unseren Feinden </text:p>
      <text:p text:style-name="P1">In rechter Hand greifst du die schneide</text:p>
      <text:p text:style-name="P1">Um zu gewährleisten Das Keiner </text:p>
      <text:p text:style-name="P1">Deiner.. </text:p>
      <text:p text:style-name="P1">Begleiter Zu Schaden kommt</text:p>
      <text:p text:style-name="P1">In den Fights.. die wir bestreiten</text:p>
      <text:p text:style-name="P1">Mit einem Satz nicht zu beschreiben ..</text:p>
      <text:p text:style-name="P1">Ohne zweifel </text:p>
      <text:p text:style-name="P1">Ehrenvolles verhalten...</text:p>
      <text:p text:style-name="P2"/>
      <text:p text:style-name="P1">Natürlich gab und gibt </text:p>
      <text:p text:style-name="P1"><text:s/>es Höhen und Tiefen</text:p>
      <text:p text:style-name="P1"><text:s/>bist <text:s/>trotzdem <text:s/>Stabil und aufrecht </text:p>
      <text:p text:style-name="P1">Geblieben</text:p>
      <text:p text:style-name="P1">ohne je.. im leben zu kriechen </text:p>
      <text:p text:style-name="P2"/>
      <text:p text:style-name="P1">Vertraust auf das Gute im Menschen </text:p>
      <text:p text:style-name="P1">Mit Wünschelroute und guten antennen</text:p>
      <text:p text:style-name="P1">Für Lug und trug doch auch für moralisch korrektes aufrichtiges denken ...</text:p>
      <text:p text:style-name="P2"/>
      <text:p text:style-name="P1"><text:soft-page-break/>Ergänzt dich selbst </text:p>
      <text:p text:style-name="P1">Wer setzt dir deine Grenzen ..</text:p>
      <text:p text:style-name="P1">Keiner ...</text:p>
      <text:p text:style-name="P1">Egal was kommt </text:p>
      <text:p text:style-name="P1">Sprosse für sprosse </text:p>
      <text:p text:style-name="P1">Es geht immer höher und weiter </text:p>
      <text:p text:style-name="P1">Alles was ich schreibe </text:p>
      <text:p text:style-name="P1">Keine Übertreibung </text:p>
      <text:p text:style-name="P1">Das ist nur meine Meinung </text:p>
      <text:p text:style-name="P1">Mit Tinte auf Papier <text:s/>geschriebene Zeilen</text:p>
      <text:p text:style-name="P1">Auf das sie dich ewig begleiten </text:p>
      <text:p text:style-name="P1">Bitte Hör genau zu...</text:p>
      <text:p text:style-name="P2"/>
      <text:p text:style-name="P1">Was ich dir sage</text:p>
      <text:p text:style-name="P1">Trage deine Taten </text:p>
      <text:p text:style-name="P1">In jeder Faser</text:p>
      <text:p text:style-name="P1"><text:s/>bis an das <text:s/>Ende.. meiner Tage </text:p>
      <text:p text:style-name="P1">...</text:p>
      <text:p text:style-name="P1">Ohne Frage </text:p>
      <text:p text:style-name="P1">Die ehrenvollste Aufgabe </text:p>
      <text:p text:style-name="P1">Die ich habe </text:p>
      <text:p text:style-name="P1">Wer weiß..</text:p>
      <text:p text:style-name="P1">Vielleicht auch irgendwann</text:p>
      <text:p text:style-name="P1">wie du.. als starker und guter vater</text:p>
      <text:p text:style-name="P1">Vieles Geben und Nehmen </text:p>
      <text:p text:style-name="P1">Gibst doch ..</text:p>
      <text:p text:style-name="P1">ohne mit quittungsblock ..</text:p>
      <text:p text:style-name="P1">daneben zu stehen Und </text:p>
      <text:p text:style-name="P1">Sammelst Karmapunkte </text:p>
      <text:p text:style-name="P1"><text:s/>nicht bewusst.. in diesem Leben </text:p>
      <text:p text:style-name="P1">Und Nie für deine Gunst.. </text:p>
      <text:p text:style-name="P1">sondern um hinter deiner <text:s/>Überzeugung </text:p>
      <text:p text:style-name="P1">Zu stehen</text:p>
      <text:p text:style-name="P1">Kommst jenen die um hilfe bitten mit großem Schritt..</text:p>
      <text:p text:style-name="P1">damit.. entgegen...</text:p>
      <text:p text:style-name="P1">...</text:p>
      <text:p text:style-name="P1">Bist nach 14 Stunden arbeit </text:p>
      <text:p text:style-name="P1">Trotzdem fern von der Heimat </text:p>
      <text:p text:style-name="P1">Leistest deinen Beitrag </text:p>
      <text:p text:style-name="P1">Jede Woche <text:s/>von Montag bis Freitag </text:p>
      <text:p text:style-name="P1">..</text:p>
      <text:p text:style-name="P1">Samstag und sonntag </text:p>
      <text:p text:style-name="P4"/>
      <text:p text:style-name="P1">Gehts dann weiter </text:p>
      <text:p text:style-name="P1">Unbegreifbar</text:p>
      <text:p text:style-name="P1">Scheinbar..</text:p>
      <text:p text:style-name="P1">Alte Schule und Alltag </text:p>
      <text:p text:style-name="P1">In deinem Job vergleichbar</text:p>
      <text:p text:style-name="P1">mit einer treibjagd...</text:p>
      <text:p text:style-name="P2"/>
      <text:p text:style-name="P1">Lange zündschnur... </text:p>
      <text:p text:style-name="P1">doch wenn jemand</text:p>
      <text:p text:style-name="P1">probiert dich zu linken Wird ..</text:p>
      <text:p text:style-name="P1">Ne bombe explodiern..</text:p>
      <text:p text:style-name="P2"/>
      <text:p text:style-name="P1">Kreiere hier ein Bild von dir ..</text:p>
      <text:p text:style-name="P1">Welches dich </text:p>
      <text:p text:style-name="P1"><text:s/>benennt </text:p>
      <text:p text:style-name="P1">Wer dich kennt..</text:p>
      <text:p text:style-name="P1">Weiß genau für was du brennst..</text:p>
      <text:p text:style-name="P1">Kennt..</text:p>
      <text:p text:style-name="P1"><text:s/>den Mensch der unbegrenzt..</text:p>
      <text:p text:style-name="P1">Sein Umfeld mit frohsinn </text:p>
      <text:p text:style-name="P1">Überschwemmt </text:p>
      <text:p text:style-name="P1"/>
      <text:p text:style-name="P1">Bitte Hör genau zu...</text:p>
      <text:p text:style-name="P1">Was ich dir sage</text:p>
      <text:p text:style-name="P1">Trage deine Taten </text:p>
      <text:p text:style-name="P1">In jeder Faser</text:p>
      <text:p text:style-name="P1">bis an das <text:s/>Ende.. meiner Tage </text:p>
      <text:p text:style-name="P2"/>
      <text:p text:style-name="P1">Ohne Frage </text:p>
      <text:p text:style-name="P1">Die ehrenvollste Aufgabe </text:p>
      <text:p text:style-name="P1">Die ich habe </text:p>
      <text:p text:style-name="P1">Wer weiß..</text:p>
      <text:p text:style-name="P1">Vielleicht auch irgendwann</text:p>
      <text:p text:style-name="P3">wie du.. als starker und guter va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08T02:23:01.10</meta:creation-date>
    <dc:date>2025-11-08T02:51:31.12</dc:date>
    <meta:editing-duration>PT7M57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3" meta:paragraph-count="114" meta:word-count="464" meta:character-count="2863"/>
  </office:meta>
</office:document-meta>
</file>